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2.058" calcext:value-type="float">
            <text:p>2.058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.18" calcext:value-type="float">
            <text:p>2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22:30:24.004507701</meta:creation-date>
    <dc:date>2025-10-31T22:32:38.204060041</dc:date>
    <meta:editing-duration>PT2M15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